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935cm" fo:break-before="auto" style:use-optimal-row-height="true"/>
    </style:style>
    <style:style style:name="ro7" style:family="table-row">
      <style:table-row-properties style:row-height="1.637cm" fo:break-before="auto" style:use-optimal-row-height="true"/>
    </style:style>
    <style:style style:name="ro8" style:family="table-row">
      <style:table-row-properties style:row-height="5.323cm" fo:break-before="auto" style:use-optimal-row-height="true"/>
    </style:style>
    <style:style style:name="ro9" style:family="table-row">
      <style:table-row-properties style:row-height="2.69cm" fo:break-before="auto" style:use-optimal-row-height="true"/>
    </style:style>
    <style:style style:name="ro10" style:family="table-row">
      <style:table-row-properties style:row-height="1.374cm" fo:break-before="auto" style:use-optimal-row-height="true"/>
    </style:style>
    <style:style style:name="ro11" style:family="table-row">
      <style:table-row-properties style:row-height="1.198cm" fo:break-before="auto" style:use-optimal-row-height="true"/>
    </style:style>
    <style:style style:name="ro12" style:family="table-row">
      <style:table-row-properties style:row-height="1.813cm" fo:break-before="auto" style:use-optimal-row-height="true"/>
    </style:style>
    <style:style style:name="ro13" style:family="table-row">
      <style:table-row-properties style:row-height="1.286cm" fo:break-before="auto" style:use-optimal-row-height="true"/>
    </style:style>
    <style:style style:name="ro14" style:family="table-row">
      <style:table-row-properties style:row-height="1.988cm" fo:break-before="auto" style:use-optimal-row-height="tru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53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0.815cm" fo:break-before="auto" style:use-optimal-row-height="true"/>
    </style:style>
    <style:style style:name="ro20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ro22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5-12_11-03-47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/>
          <table:table-cell office:value-type="string">
            <text:p>N-35-35-28.45 E-139-34-49.43</text:p>
          </table:table-cell>
          <table:table-cell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5-12_15-20-14_000.jpg</text:p>
          </table:table-cell>
          <table:table-cell office:value-type="string">
            <text:p>e# JVEMV6 52#2 / 52. 自然観察 / 2. grass / field_photos / 雑草、草本、花 / @カボス、東側、周囲敷地、母屋、横 / 花 / N-35-35-25.79 E-139-34-49.0</text:p>
          </table:table-cell>
          <table:table-cell table:style-name="ce8"/>
          <table:table-cell table:formula="of:=[.F3]" office:value-type="string" office:string-value="N-35-35-25.79 E-139-34-49.0">
            <text:p>N-35-35-25.79 E-139-34-49.0</text:p>
          </table:table-cell>
          <table:table-cell office:value-type="string">
            <text:p>N-35-35-25.79 E-139-34-49.0</text:p>
          </table:table-cell>
          <table:table-cell table:formula="of:=IF([.E3]=&quot;&quot;;[.C3];CONCATENATE([.C3];&quot; / &quot;;[.E3]))" office:value-type="string" office:string-value="e# JVEMV6 52#2 / 52. 自然観察 / 2. grass / field_photos / 雑草、草本、花 / @カボス、東側、周囲敷地、母屋、横 / 花 / N-35-35-25.79 E-139-34-49.0 / N-35-35-25.79 E-139-34-49.0">
            <text:p>e# JVEMV6 52#2 / 52. 自然観察 / 2. grass / field_photos / 雑草、草本、花 / @カボス、東側、周囲敷地、母屋、横 / 花 / N-35-35-25.79 E-139-34-49.0 / N-35-35-25.79 E-139-34-49.0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5-12_15-20-20_000.jpg</text:p>
          </table:table-cell>
          <table:table-cell office:value-type="string">
            <text:p>e# JVEMV6 52#2 / 52. 自然観察 / 2. grass / field_photos / 雑草、草本、花 / @カボス、東側、周囲敷地、母屋、横 / 花 / N-35-35-25.8 E-139-34-48.94</text:p>
          </table:table-cell>
          <table:table-cell table:style-name="ce8"/>
          <table:table-cell table:formula="of:=[.F4]" office:value-type="string" office:string-value="N-35-35-25.8 E-139-34-48.94">
            <text:p>N-35-35-25.8 E-139-34-48.94</text:p>
          </table:table-cell>
          <table:table-cell office:value-type="string">
            <text:p>N-35-35-25.8 E-139-34-48.94</text:p>
          </table:table-cell>
          <table:table-cell table:formula="of:=IF([.E4]=&quot;&quot;;[.C4];CONCATENATE([.C4];&quot; / &quot;;[.E4]))" office:value-type="string" office:string-value="e# JVEMV6 52#2 / 52. 自然観察 / 2. grass / field_photos / 雑草、草本、花 / @カボス、東側、周囲敷地、母屋、横 / 花 / N-35-35-25.8 E-139-34-48.94 / N-35-35-25.8 E-139-34-48.94">
            <text:p>e# JVEMV6 52#2 / 52. 自然観察 / 2. grass / field_photos / 雑草、草本、花 / @カボス、東側、周囲敷地、母屋、横 / 花 / N-35-35-25.8 E-139-34-48.94 / N-35-35-25.8 E-139-34-48.94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2019-05-12_15-20-28_000.jpg</text:p>
          </table:table-cell>
          <table:table-cell office:value-type="string">
            <text:p>e# JVEMV6 52#2 / 52. 自然観察 / 2. grass / field_photos / 雑草、草本、花 / @カボス、東側、周囲敷地、母屋、横 / 花 / N-35-35-25.96 E-139-34-48.89</text:p>
          </table:table-cell>
          <table:table-cell table:style-name="ce8"/>
          <table:table-cell table:formula="of:=[.F5]" office:value-type="string" office:string-value="N-35-35-25.96 E-139-34-48.89">
            <text:p>N-35-35-25.96 E-139-34-48.89</text:p>
          </table:table-cell>
          <table:table-cell office:value-type="string">
            <text:p>N-35-35-25.96 E-139-34-48.89</text:p>
          </table:table-cell>
          <table:table-cell table:formula="of:=IF([.E5]=&quot;&quot;;[.C5];CONCATENATE([.C5];&quot; / &quot;;[.E5]))" office:value-type="string" office:string-value="e# JVEMV6 52#2 / 52. 自然観察 / 2. grass / field_photos / 雑草、草本、花 / @カボス、東側、周囲敷地、母屋、横 / 花 / N-35-35-25.96 E-139-34-48.89 / N-35-35-25.96 E-139-34-48.89">
            <text:p>e# JVEMV6 52#2 / 52. 自然観察 / 2. grass / field_photos / 雑草、草本、花 / @カボス、東側、周囲敷地、母屋、横 / 花 / N-35-35-25.96 E-139-34-48.89 / N-35-35-25.96 E-139-34-48.89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7" office:value-type="string">
            <text:p>2019-05-12_15-20-33_000.jpg</text:p>
          </table:table-cell>
          <table:table-cell office:value-type="string">
            <text:p>e# JVEMV6 52#2 / 52. 自然観察 / 2. grass / field_photos / 雑草、草本、花 / @カボス、東側、周囲敷地、母屋、横 / 花 / N-35-35-26.02 E-139-34-48.83</text:p>
          </table:table-cell>
          <table:table-cell table:style-name="ce8"/>
          <table:table-cell table:formula="of:=[.F6]" office:value-type="string" office:string-value="N-35-35-26.02 E-139-34-48.83">
            <text:p>N-35-35-26.02 E-139-34-48.83</text:p>
          </table:table-cell>
          <table:table-cell office:value-type="string">
            <text:p>N-35-35-26.02 E-139-34-48.83</text:p>
          </table:table-cell>
          <table:table-cell table:formula="of:=IF([.E6]=&quot;&quot;;[.C6];CONCATENATE([.C6];&quot; / &quot;;[.E6]))" office:value-type="string" office:string-value="e# JVEMV6 52#2 / 52. 自然観察 / 2. grass / field_photos / 雑草、草本、花 / @カボス、東側、周囲敷地、母屋、横 / 花 / N-35-35-26.02 E-139-34-48.83 / N-35-35-26.02 E-139-34-48.83">
            <text:p>e# JVEMV6 52#2 / 52. 自然観察 / 2. grass / field_photos / 雑草、草本、花 / @カボス、東側、周囲敷地、母屋、横 / 花 / N-35-35-26.02 E-139-34-48.83 / N-35-35-26.02 E-139-34-48.83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2019-05-12_15-20-39_000.jpg</text:p>
          </table:table-cell>
          <table:table-cell office:value-type="string">
            <text:p>e# JVEMV6 52#2 / 52. 自然観察 / 2. grass / field_photos / 雑草、草本、花 / @カボス、東側、周囲敷地、母屋、横 / 花、虫：指に止まった / N-35-35-25.96 E-139-34-48.78</text:p>
          </table:table-cell>
          <table:table-cell table:style-name="ce8"/>
          <table:table-cell table:formula="of:=[.F7]" office:value-type="string" office:string-value="N-35-35-25.96 E-139-34-48.78">
            <text:p>N-35-35-25.96 E-139-34-48.78</text:p>
          </table:table-cell>
          <table:table-cell office:value-type="string">
            <text:p>N-35-35-25.96 E-139-34-48.78</text:p>
          </table:table-cell>
          <table:table-cell table:formula="of:=IF([.E7]=&quot;&quot;;[.C7];CONCATENATE([.C7];&quot; / &quot;;[.E7]))" office:value-type="string" office:string-value="e# JVEMV6 52#2 / 52. 自然観察 / 2. grass / field_photos / 雑草、草本、花 / @カボス、東側、周囲敷地、母屋、横 / 花、虫：指に止まった / N-35-35-25.96 E-139-34-48.78 / N-35-35-25.96 E-139-34-48.78">
            <text:p>e# JVEMV6 52#2 / 52. 自然観察 / 2. grass / field_photos / 雑草、草本、花 / @カボス、東側、周囲敷地、母屋、横 / 花、虫：指に止まった / N-35-35-25.96 E-139-34-48.78 / N-35-35-25.96 E-139-34-48.78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2019-05-12_15-20-51_000.jpg</text:p>
          </table:table-cell>
          <table:table-cell office:value-type="string">
            <text:p>e# JVEMV6 52#2 / 52. 自然観察 / 2. grass / field_photos / 雑草、草本、花 / @カボス、東側、周囲敷地、母屋、横 / 花 / N-35-35-25.85 E-139-34-48.78</text:p>
          </table:table-cell>
          <table:table-cell table:style-name="ce8"/>
          <table:table-cell table:formula="of:=[.F8]" office:value-type="string" office:string-value="N-35-35-25.85 E-139-34-48.78">
            <text:p>N-35-35-25.85 E-139-34-48.78</text:p>
          </table:table-cell>
          <table:table-cell office:value-type="string">
            <text:p>N-35-35-25.85 E-139-34-48.78</text:p>
          </table:table-cell>
          <table:table-cell table:formula="of:=IF([.E8]=&quot;&quot;;[.C8];CONCATENATE([.C8];&quot; / &quot;;[.E8]))" office:value-type="string" office:string-value="e# JVEMV6 52#2 / 52. 自然観察 / 2. grass / field_photos / 雑草、草本、花 / @カボス、東側、周囲敷地、母屋、横 / 花 / N-35-35-25.85 E-139-34-48.78 / N-35-35-25.85 E-139-34-48.78">
            <text:p>e# JVEMV6 52#2 / 52. 自然観察 / 2. grass / field_photos / 雑草、草本、花 / @カボス、東側、周囲敷地、母屋、横 / 花 / N-35-35-25.85 E-139-34-48.78 / N-35-35-25.85 E-139-34-48.78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7" office:value-type="string">
            <text:p>2019-05-12_15-20-55_000.jpg</text:p>
          </table:table-cell>
          <table:table-cell office:value-type="string">
            <text:p>e# JVEMV6 52#2 / 52. 自然観察 / 2. grass / field_photos / 雑草、草本、花 / @カボス、東側、周囲敷地、母屋、横 / 花 / N-35-35-25.83 E-139-34-48.72</text:p>
          </table:table-cell>
          <table:table-cell table:style-name="ce8"/>
          <table:table-cell table:formula="of:=[.F9]" office:value-type="string" office:string-value="N-35-35-25.83 E-139-34-48.72">
            <text:p>N-35-35-25.83 E-139-34-48.72</text:p>
          </table:table-cell>
          <table:table-cell office:value-type="string">
            <text:p>N-35-35-25.83 E-139-34-48.72</text:p>
          </table:table-cell>
          <table:table-cell table:formula="of:=IF([.E9]=&quot;&quot;;[.C9];CONCATENATE([.C9];&quot; / &quot;;[.E9]))" office:value-type="string" office:string-value="e# JVEMV6 52#2 / 52. 自然観察 / 2. grass / field_photos / 雑草、草本、花 / @カボス、東側、周囲敷地、母屋、横 / 花 / N-35-35-25.83 E-139-34-48.72 / N-35-35-25.83 E-139-34-48.72">
            <text:p>e# JVEMV6 52#2 / 52. 自然観察 / 2. grass / field_photos / 雑草、草本、花 / @カボス、東側、周囲敷地、母屋、横 / 花 / N-35-35-25.83 E-139-34-48.72 / N-35-35-25.83 E-139-34-48.72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7" office:value-type="string">
            <text:p>2019-05-12_15-21-06_000.jpg</text:p>
          </table:table-cell>
          <table:table-cell office:value-type="string">
            <text:p>e# JVEMV6 52#2 / 52. 自然観察 / 2. grass / field_photos / 雑草、草本、花 / @カボス、東側、周囲敷地、母屋、横 / 花 / N-35-35-25.84 E-139-34-48.67</text:p>
          </table:table-cell>
          <table:table-cell table:style-name="ce8"/>
          <table:table-cell table:formula="of:=[.F10]" office:value-type="string" office:string-value="N-35-35-25.84 E-139-34-48.67">
            <text:p>N-35-35-25.84 E-139-34-48.67</text:p>
          </table:table-cell>
          <table:table-cell office:value-type="string">
            <text:p>N-35-35-25.84 E-139-34-48.67</text:p>
          </table:table-cell>
          <table:table-cell table:formula="of:=IF([.E10]=&quot;&quot;;[.C10];CONCATENATE([.C10];&quot; / &quot;;[.E10]))" office:value-type="string" office:string-value="e# JVEMV6 52#2 / 52. 自然観察 / 2. grass / field_photos / 雑草、草本、花 / @カボス、東側、周囲敷地、母屋、横 / 花 / N-35-35-25.84 E-139-34-48.67 / N-35-35-25.84 E-139-34-48.67">
            <text:p>e# JVEMV6 52#2 / 52. 自然観察 / 2. grass / field_photos / 雑草、草本、花 / @カボス、東側、周囲敷地、母屋、横 / 花 / N-35-35-25.84 E-139-34-48.67 / N-35-35-25.84 E-139-34-48.67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7" office:value-type="string">
            <text:p>2019-05-12_15-21-11_000.jpg</text:p>
          </table:table-cell>
          <table:table-cell office:value-type="string">
            <text:p>e# JVEMV6 52#2 / 52. 自然観察 / 2. grass / field_photos / 雑草、草本、花 / @カボス、東側、周囲敷地、母屋、横 / 花 / N-35-35-25.77 E-139-34-48.67</text:p>
          </table:table-cell>
          <table:table-cell table:style-name="ce8"/>
          <table:table-cell table:formula="of:=[.F11]" office:value-type="string" office:string-value="N-35-35-25.77 E-139-34-48.67">
            <text:p>N-35-35-25.77 E-139-34-48.67</text:p>
          </table:table-cell>
          <table:table-cell office:value-type="string">
            <text:p>N-35-35-25.77 E-139-34-48.67</text:p>
          </table:table-cell>
          <table:table-cell table:formula="of:=IF([.E11]=&quot;&quot;;[.C11];CONCATENATE([.C11];&quot; / &quot;;[.E11]))" office:value-type="string" office:string-value="e# JVEMV6 52#2 / 52. 自然観察 / 2. grass / field_photos / 雑草、草本、花 / @カボス、東側、周囲敷地、母屋、横 / 花 / N-35-35-25.77 E-139-34-48.67 / N-35-35-25.77 E-139-34-48.67">
            <text:p>e# JVEMV6 52#2 / 52. 自然観察 / 2. grass / field_photos / 雑草、草本、花 / @カボス、東側、周囲敷地、母屋、横 / 花 / N-35-35-25.77 E-139-34-48.67 / N-35-35-25.77 E-139-34-48.67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7" office:value-type="string">
            <text:p>2019-05-12_15-21-14_000.jpg</text:p>
          </table:table-cell>
          <table:table-cell office:value-type="string">
            <text:p>e# JVEMV6 52#2 / 52. 自然観察 / 2. grass / field_photos / 雑草、草本、花 / @カボス、東側、周囲敷地、母屋、横 / 花 / N-35-35-25.77 E-139-34-48.67</text:p>
          </table:table-cell>
          <table:table-cell table:style-name="ce8"/>
          <table:table-cell table:formula="of:=[.F12]" office:value-type="string" office:string-value="N-35-35-25.77 E-139-34-48.67">
            <text:p>N-35-35-25.77 E-139-34-48.67</text:p>
          </table:table-cell>
          <table:table-cell office:value-type="string">
            <text:p>N-35-35-25.77 E-139-34-48.67</text:p>
          </table:table-cell>
          <table:table-cell table:formula="of:=IF([.E12]=&quot;&quot;;[.C12];CONCATENATE([.C12];&quot; / &quot;;[.E12]))" office:value-type="string" office:string-value="e# JVEMV6 52#2 / 52. 自然観察 / 2. grass / field_photos / 雑草、草本、花 / @カボス、東側、周囲敷地、母屋、横 / 花 / N-35-35-25.77 E-139-34-48.67 / N-35-35-25.77 E-139-34-48.67">
            <text:p>e# JVEMV6 52#2 / 52. 自然観察 / 2. grass / field_photos / 雑草、草本、花 / @カボス、東側、周囲敷地、母屋、横 / 花 / N-35-35-25.77 E-139-34-48.67 / N-35-35-25.77 E-139-34-48.67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7" office:value-type="string">
            <text:p>2019-05-12_15-21-19_000.jpg</text:p>
          </table:table-cell>
          <table:table-cell office:value-type="string">
            <text:p>e# JVEMV6 52#2 / 52. 自然観察 / 2. grass / field_photos / 雑草、草本、花 / @カボス、東側、周囲敷地、母屋、横 / 花 / N-35-35-25.77 E-139-34-48.56</text:p>
          </table:table-cell>
          <table:table-cell table:style-name="ce8"/>
          <table:table-cell table:formula="of:=[.F13]" office:value-type="string" office:string-value="N-35-35-25.77 E-139-34-48.56">
            <text:p>N-35-35-25.77 E-139-34-48.56</text:p>
          </table:table-cell>
          <table:table-cell office:value-type="string">
            <text:p>N-35-35-25.77 E-139-34-48.56</text:p>
          </table:table-cell>
          <table:table-cell table:formula="of:=IF([.E13]=&quot;&quot;;[.C13];CONCATENATE([.C13];&quot; / &quot;;[.E13]))" office:value-type="string" office:string-value="e# JVEMV6 52#2 / 52. 自然観察 / 2. grass / field_photos / 雑草、草本、花 / @カボス、東側、周囲敷地、母屋、横 / 花 / N-35-35-25.77 E-139-34-48.56 / N-35-35-25.77 E-139-34-48.56">
            <text:p>e# JVEMV6 52#2 / 52. 自然観察 / 2. grass / field_photos / 雑草、草本、花 / @カボス、東側、周囲敷地、母屋、横 / 花 / N-35-35-25.77 E-139-34-48.56 / N-35-35-25.77 E-139-34-48.56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string">
            <text:p>2019-05-12_15-21-52_000.jpg</text:p>
          </table:table-cell>
          <table:table-cell office:value-type="string">
            <text:p>e# JVEMV6 52#2 / 52. 自然観察 / 2. grass / field_photos / 雑草、草本、花 / @カボス、東側、周囲敷地、母屋、横 / イネ科のような草 / N-35-35-26.1 E-139-34-48.5</text:p>
          </table:table-cell>
          <table:table-cell table:style-name="ce8"/>
          <table:table-cell table:formula="of:=[.F14]" office:value-type="string" office:string-value="N-35-35-26.1 E-139-34-48.5">
            <text:p>N-35-35-26.1 E-139-34-48.5</text:p>
          </table:table-cell>
          <table:table-cell office:value-type="string">
            <text:p>N-35-35-26.1 E-139-34-48.5</text:p>
          </table:table-cell>
          <table:table-cell table:formula="of:=IF([.E14]=&quot;&quot;;[.C14];CONCATENATE([.C14];&quot; / &quot;;[.E14]))" office:value-type="string" office:string-value="e# JVEMV6 52#2 / 52. 自然観察 / 2. grass / field_photos / 雑草、草本、花 / @カボス、東側、周囲敷地、母屋、横 / イネ科のような草 / N-35-35-26.1 E-139-34-48.5 / N-35-35-26.1 E-139-34-48.5">
            <text:p>e# JVEMV6 52#2 / 52. 自然観察 / 2. grass / field_photos / 雑草、草本、花 / @カボス、東側、周囲敷地、母屋、横 / イネ科のような草 / N-35-35-26.1 E-139-34-48.5 / N-35-35-26.1 E-139-34-48.5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string">
            <text:p>2019-05-12_15-21-53_000.jpg</text:p>
          </table:table-cell>
          <table:table-cell office:value-type="string">
            <text:p>e# JVEMV6 52#2 / 52. 自然観察 / 2. grass / field_photos / 雑草、草本、花 / @カボス、東側、周囲敷地、母屋、横 / イネ科のような草 / N-35-35-26.34 E-139-34-48.45</text:p>
          </table:table-cell>
          <table:table-cell table:style-name="ce8"/>
          <table:table-cell table:formula="of:=[.F15]" office:value-type="string" office:string-value="N-35-35-26.1 E-139-34-48.5">
            <text:p>N-35-35-26.1 E-139-34-48.5</text:p>
          </table:table-cell>
          <table:table-cell office:value-type="string">
            <text:p>N-35-35-26.1 E-139-34-48.5</text:p>
          </table:table-cell>
          <table:table-cell table:formula="of:=IF([.E19]=&quot;&quot;;[.C19];CONCATENATE([.C19];&quot; / &quot;;[.E19]))" office:value-type="string" office:string-value="e# JVEMV6 52#2 / 52. 自然観察 / 2. grass / field_photos / 雑草、草本、花 / @カボス、東側、周囲敷地、母屋、横 / イネ科のような草 / N-35-35-26.34 E-139-34-48.45 / N-35-35-26.34 E-139-34-48.45">
            <text:p>e# JVEMV6 52#2 / 52. 自然観察 / 2. grass / field_photos / 雑草、草本、花 / @カボス、東側、周囲敷地、母屋、横 / イネ科のような草 / N-35-35-26.34 E-139-34-48.45 / N-35-35-26.34 E-139-34-48.45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7" office:value-type="string">
            <text:p>2019-05-12_15-22-20_000.jpg</text:p>
          </table:table-cell>
          <table:table-cell office:value-type="string">
            <text:p>e# JVEMV6 52#2 / 52. 自然観察 / 2. grass / field_photos / 雑草、草本、花 / @カボス、東側、周囲敷地、母屋、横 / イネ科のような草 / N-35-35-26.2 E-139-34-48.5</text:p>
          </table:table-cell>
          <table:table-cell table:style-name="ce8"/>
          <table:table-cell table:formula="of:=[.F16]" office:value-type="string" office:string-value="N-35-35-26.2 E-139-34-48.5">
            <text:p>N-35-35-26.2 E-139-34-48.5</text:p>
          </table:table-cell>
          <table:table-cell office:value-type="string">
            <text:p>N-35-35-26.2 E-139-34-48.5</text:p>
          </table:table-cell>
          <table:table-cell table:formula="of:=IF([.E16]=&quot;&quot;;[.C16];CONCATENATE([.C16];&quot; / &quot;;[.E16]))" office:value-type="string" office:string-value="e# JVEMV6 52#2 / 52. 自然観察 / 2. grass / field_photos / 雑草、草本、花 / @カボス、東側、周囲敷地、母屋、横 / イネ科のような草 / N-35-35-26.2 E-139-34-48.5 / N-35-35-26.2 E-139-34-48.5">
            <text:p>e# JVEMV6 52#2 / 52. 自然観察 / 2. grass / field_photos / 雑草、草本、花 / @カボス、東側、周囲敷地、母屋、横 / イネ科のような草 / N-35-35-26.2 E-139-34-48.5 / N-35-35-26.2 E-139-34-48.5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string">
            <text:p>2019-05-12_15-22-24_000.jpg</text:p>
          </table:table-cell>
          <table:table-cell office:value-type="string">
            <text:p>e# JVEMV6 52#2 / 52. 自然観察 / 2. grass / field_photos / 雑草、草本、花 / @カボス、東側、周囲敷地、母屋、横 / イネ科のような草 / N-35-35-26.2 E-139-34-48.5</text:p>
          </table:table-cell>
          <table:table-cell table:style-name="ce8"/>
          <table:table-cell table:formula="of:=[.F17]" office:value-type="string" office:string-value="N-35-35-26.2 E-139-34-48.5">
            <text:p>N-35-35-26.2 E-139-34-48.5</text:p>
          </table:table-cell>
          <table:table-cell office:value-type="string">
            <text:p>N-35-35-26.2 E-139-34-48.5</text:p>
          </table:table-cell>
          <table:table-cell table:formula="of:=IF([.E17]=&quot;&quot;;[.C17];CONCATENATE([.C17];&quot; / &quot;;[.E17]))" office:value-type="string" office:string-value="e# JVEMV6 52#2 / 52. 自然観察 / 2. grass / field_photos / 雑草、草本、花 / @カボス、東側、周囲敷地、母屋、横 / イネ科のような草 / N-35-35-26.2 E-139-34-48.5 / N-35-35-26.2 E-139-34-48.5">
            <text:p>e# JVEMV6 52#2 / 52. 自然観察 / 2. grass / field_photos / 雑草、草本、花 / @カボス、東側、周囲敷地、母屋、横 / イネ科のような草 / N-35-35-26.2 E-139-34-48.5 / N-35-35-26.2 E-139-34-48.5</text:p>
          </table:table-cell>
          <table:table-cell table:style-name="ce8"/>
          <table:table-cell table:style-name="ce25"/>
        </table:table-row>
        <table:table-row table:style-name="ro5">
          <table:table-cell table:style-name="ce3" office:value-type="float" office:value="17">
            <text:p>17</text:p>
          </table:table-cell>
          <table:table-cell table:style-name="ce8" office:value-type="string">
            <text:p>2019-05-12_15-22-29_000.jpg</text:p>
          </table:table-cell>
          <table:table-cell office:value-type="string">
            <text:p>e# JVEMV6 52#2 / 52. 自然観察 / 2. grass / field_photos / 雑草、草本、花 / @カボス、東側、周囲敷地、母屋、横 / イネ科のような草 / N-35-35-26.34 E-139-34-48.45</text:p>
          </table:table-cell>
          <table:table-cell table:style-name="ce8"/>
          <table:table-cell table:formula="of:=[.F18]" office:value-type="string" office:string-value="N-35-35-26.34 E-139-34-48.45">
            <text:p>N-35-35-26.34 E-139-34-48.45</text:p>
          </table:table-cell>
          <table:table-cell office:value-type="string">
            <text:p>N-35-35-26.34 E-139-34-48.45</text:p>
          </table:table-cell>
          <table:table-cell table:formula="of:=IF([.E18]=&quot;&quot;;[.C18];CONCATENATE([.C18];&quot; / &quot;;[.E18]))" office:value-type="string" office:string-value="e# JVEMV6 52#2 / 52. 自然観察 / 2. grass / field_photos / 雑草、草本、花 / @カボス、東側、周囲敷地、母屋、横 / イネ科のような草 / N-35-35-26.34 E-139-34-48.45 / N-35-35-26.34 E-139-34-48.45">
            <text:p>e# JVEMV6 52#2 / 52. 自然観察 / 2. grass / field_photos / 雑草、草本、花 / @カボス、東側、周囲敷地、母屋、横 / イネ科のような草 / N-35-35-26.34 E-139-34-48.45 / N-35-35-26.34 E-139-34-48.45</text:p>
          </table:table-cell>
          <table:table-cell table:style-name="ce25" table:number-columns-repeated="2"/>
        </table:table-row>
        <table:table-row table:style-name="ro6">
          <table:table-cell table:style-name="ce3" office:value-type="float" office:value="18">
            <text:p>18</text:p>
          </table:table-cell>
          <table:table-cell table:style-name="ce9" office:value-type="string">
            <text:p>2019-05-12_15-22-42_000.jpg</text:p>
          </table:table-cell>
          <table:table-cell office:value-type="string">
            <text:p>e# JVEMV6 52#2 / 52. 自然観察 / 2. grass / field_photos / 雑草、草本、花 / @カボス、東側、周囲敷地、母屋、横 / イネ科のような草 / N-35-35-26.34 E-139-34-48.45</text:p>
          </table:table-cell>
          <table:table-cell table:style-name="ce8"/>
          <table:table-cell table:formula="of:=[.F19]" office:value-type="string" office:string-value="N-35-35-26.34 E-139-34-48.45">
            <text:p>N-35-35-26.34 E-139-34-48.45</text:p>
          </table:table-cell>
          <table:table-cell office:value-type="string">
            <text:p>N-35-35-26.34 E-139-34-48.45</text:p>
          </table:table-cell>
          <table:table-cell table:formula="of:=IF([.E19]=&quot;&quot;;[.C19];CONCATENATE([.C19];&quot; / &quot;;[.E19]))" office:value-type="string" office:string-value="e# JVEMV6 52#2 / 52. 自然観察 / 2. grass / field_photos / 雑草、草本、花 / @カボス、東側、周囲敷地、母屋、横 / イネ科のような草 / N-35-35-26.34 E-139-34-48.45 / N-35-35-26.34 E-139-34-48.45">
            <text:p>e# JVEMV6 52#2 / 52. 自然観察 / 2. grass / field_photos / 雑草、草本、花 / @カボス、東側、周囲敷地、母屋、横 / イネ科のような草 / N-35-35-26.34 E-139-34-48.45 / N-35-35-26.34 E-139-34-48.45</text:p>
          </table:table-cell>
          <table:table-cell table:style-name="ce25" table:number-columns-repeated="2"/>
        </table:table-row>
        <table:table-row table:style-name="ro6">
          <table:table-cell table:style-name="ce3" office:value-type="float" office:value="19">
            <text:p>19</text:p>
          </table:table-cell>
          <table:table-cell table:style-name="ce9" office:value-type="string">
            <text:p>2019-05-12_15-22-58_000.jpg</text:p>
          </table:table-cell>
          <table:table-cell office:value-type="string">
            <text:p>e# JVEMV6 52#2 / 52. 自然観察 / 2. grass / field_photos / 雑草、草本、花 / @カボス、東側、周囲敷地、母屋、横 / 花：ハルジオンか / N-35-35-26.43 E-139-34-48.39</text:p>
          </table:table-cell>
          <table:table-cell table:style-name="ce8"/>
          <table:table-cell table:formula="of:=[.F20]" office:value-type="string" office:string-value="N-35-35-26.43 E-139-34-48.39">
            <text:p>N-35-35-26.43 E-139-34-48.39</text:p>
          </table:table-cell>
          <table:table-cell office:value-type="string">
            <text:p>N-35-35-26.43 E-139-34-48.39</text:p>
          </table:table-cell>
          <table:table-cell table:formula="of:=IF([.E20]=&quot;&quot;;[.C20];CONCATENATE([.C20];&quot; / &quot;;[.E20]))" office:value-type="string" office:string-value="e# JVEMV6 52#2 / 52. 自然観察 / 2. grass / field_photos / 雑草、草本、花 / @カボス、東側、周囲敷地、母屋、横 / 花：ハルジオンか / N-35-35-26.43 E-139-34-48.39 / N-35-35-26.43 E-139-34-48.39">
            <text:p>e# JVEMV6 52#2 / 52. 自然観察 / 2. grass / field_photos / 雑草、草本、花 / @カボス、東側、周囲敷地、母屋、横 / 花：ハルジオンか / N-35-35-26.43 E-139-34-48.39 / N-35-35-26.43 E-139-34-48.39</text:p>
          </table:table-cell>
          <table:table-cell table:style-name="ce25" table:number-columns-repeated="2"/>
        </table:table-row>
        <table:table-row table:style-name="ro6">
          <table:table-cell table:style-name="ce3" office:value-type="float" office:value="20">
            <text:p>20</text:p>
          </table:table-cell>
          <table:table-cell table:style-name="ce10" office:value-type="string">
            <text:p>2019-05-12_15-23-00_000.jpg</text:p>
          </table:table-cell>
          <table:table-cell office:value-type="string">
            <text:p>e# JVEMV6 52#2 / 52. 自然観察 / 2. grass / field_photos / 雑草、草本、花 / @カボス、東側、周囲敷地、母屋、横 / 花：ハルジオンか / N-35-35-26.43 E-139-34-48.39</text:p>
          </table:table-cell>
          <table:table-cell table:style-name="ce8"/>
          <table:table-cell table:formula="of:=[.F21]" office:value-type="string" office:string-value="N-35-35-26.43 E-139-34-48.39">
            <text:p>N-35-35-26.43 E-139-34-48.39</text:p>
          </table:table-cell>
          <table:table-cell office:value-type="string">
            <text:p>N-35-35-26.43 E-139-34-48.39</text:p>
          </table:table-cell>
          <table:table-cell table:formula="of:=IF([.E21]=&quot;&quot;;[.C21];CONCATENATE([.C21];&quot; / &quot;;[.E21]))" office:value-type="string" office:string-value="e# JVEMV6 52#2 / 52. 自然観察 / 2. grass / field_photos / 雑草、草本、花 / @カボス、東側、周囲敷地、母屋、横 / 花：ハルジオンか / N-35-35-26.43 E-139-34-48.39 / N-35-35-26.43 E-139-34-48.39">
            <text:p>e# JVEMV6 52#2 / 52. 自然観察 / 2. grass / field_photos / 雑草、草本、花 / @カボス、東側、周囲敷地、母屋、横 / 花：ハルジオンか / N-35-35-26.43 E-139-34-48.39 / N-35-35-26.43 E-139-34-48.39</text:p>
          </table:table-cell>
          <table:table-cell table:style-name="ce25" table:number-columns-repeated="2"/>
        </table:table-row>
        <table:table-row table:style-name="ro6">
          <table:table-cell table:style-name="ce3" office:value-type="float" office:value="21">
            <text:p>21</text:p>
          </table:table-cell>
          <table:table-cell table:style-name="ce11" office:value-type="string">
            <text:p>2019-05-12_15-23-11_000.jpg</text:p>
          </table:table-cell>
          <table:table-cell office:value-type="string">
            <text:p>e# JVEMV6 52#2 / 52. 自然観察 / 2. grass / field_photos / 雑草、草本、花 / @カボス、東側、周囲敷地、母屋、横 / 花：ハルジオンか / N-35-35-26.43 E-139-34-48.39</text:p>
          </table:table-cell>
          <table:table-cell table:style-name="ce8"/>
          <table:table-cell table:formula="of:=[.F22]" office:value-type="string" office:string-value="N-35-35-26.43 E-139-34-48.39">
            <text:p>N-35-35-26.43 E-139-34-48.39</text:p>
          </table:table-cell>
          <table:table-cell office:value-type="string">
            <text:p>N-35-35-26.43 E-139-34-48.39</text:p>
          </table:table-cell>
          <table:table-cell table:formula="of:=IF([.E22]=&quot;&quot;;[.C22];CONCATENATE([.C22];&quot; / &quot;;[.E22]))" office:value-type="string" office:string-value="e# JVEMV6 52#2 / 52. 自然観察 / 2. grass / field_photos / 雑草、草本、花 / @カボス、東側、周囲敷地、母屋、横 / 花：ハルジオンか / N-35-35-26.43 E-139-34-48.39 / N-35-35-26.43 E-139-34-48.39">
            <text:p>e# JVEMV6 52#2 / 52. 自然観察 / 2. grass / field_photos / 雑草、草本、花 / @カボス、東側、周囲敷地、母屋、横 / 花：ハルジオンか / N-35-35-26.43 E-139-34-48.39 / N-35-35-26.43 E-139-34-48.39</text:p>
          </table:table-cell>
          <table:table-cell table:style-name="ce25" table:number-columns-repeated="2"/>
        </table:table-row>
        <table:table-row table:style-name="ro6">
          <table:table-cell table:style-name="ce3" office:value-type="float" office:value="22">
            <text:p>22</text:p>
          </table:table-cell>
          <table:table-cell table:style-name="ce9" office:value-type="string">
            <text:p>2019-05-12_15-23-23_000.jpg</text:p>
          </table:table-cell>
          <table:table-cell office:value-type="string">
            <text:p>e# JVEMV6 52#2 / 52. 自然観察 / 2. grass / field_photos / 雑草、草本、花 / @カボス、東側、周囲敷地、母屋、横 / 花：ハルジオンか / N-35-35-26.43 E-139-34-48.39</text:p>
          </table:table-cell>
          <table:table-cell table:style-name="ce8"/>
          <table:table-cell table:formula="of:=[.F23]" office:value-type="string" office:string-value="N-35-35-26.43 E-139-34-48.39">
            <text:p>N-35-35-26.43 E-139-34-48.39</text:p>
          </table:table-cell>
          <table:table-cell office:value-type="string">
            <text:p>N-35-35-26.43 E-139-34-48.39</text:p>
          </table:table-cell>
          <table:table-cell table:formula="of:=IF([.E23]=&quot;&quot;;[.C23];CONCATENATE([.C23];&quot; / &quot;;[.E23]))" office:value-type="string" office:string-value="e# JVEMV6 52#2 / 52. 自然観察 / 2. grass / field_photos / 雑草、草本、花 / @カボス、東側、周囲敷地、母屋、横 / 花：ハルジオンか / N-35-35-26.43 E-139-34-48.39 / N-35-35-26.43 E-139-34-48.39">
            <text:p>e# JVEMV6 52#2 / 52. 自然観察 / 2. grass / field_photos / 雑草、草本、花 / @カボス、東側、周囲敷地、母屋、横 / 花：ハルジオンか / N-35-35-26.43 E-139-34-48.39 / N-35-35-26.43 E-139-34-48.39</text:p>
          </table:table-cell>
          <table:table-cell table:style-name="ce25" table:number-columns-repeated="2"/>
        </table:table-row>
        <table:table-row table:style-name="ro6">
          <table:table-cell table:style-name="ce3" office:value-type="float" office:value="23">
            <text:p>23</text:p>
          </table:table-cell>
          <table:table-cell table:style-name="ce12" office:value-type="string">
            <text:p>2019-05-12_15-23-51_000.jpg</text:p>
          </table:table-cell>
          <table:table-cell office:value-type="string">
            <text:p>e# JVEMV6 52#2 / 52. 自然観察 / 2. grass / field_photos / 雑草、草本、花 / @カボス、東側、周囲敷地、母屋、横 / 花：ハルジオンか / N-35-35-26.46 E-139-34-48.28</text:p>
          </table:table-cell>
          <table:table-cell table:style-name="ce8"/>
          <table:table-cell table:formula="of:=[.F24]" office:value-type="string" office:string-value="N-35-35-26.46 E-139-34-48.28">
            <text:p>N-35-35-26.46 E-139-34-48.28</text:p>
          </table:table-cell>
          <table:table-cell office:value-type="string">
            <text:p>N-35-35-26.46 E-139-34-48.28</text:p>
          </table:table-cell>
          <table:table-cell table:formula="of:=IF([.E24]=&quot;&quot;;[.C24];CONCATENATE([.C24];&quot; / &quot;;[.E24]))" office:value-type="string" office:string-value="e# JVEMV6 52#2 / 52. 自然観察 / 2. grass / field_photos / 雑草、草本、花 / @カボス、東側、周囲敷地、母屋、横 / 花：ハルジオンか / N-35-35-26.46 E-139-34-48.28 / N-35-35-26.46 E-139-34-48.28">
            <text:p>e# JVEMV6 52#2 / 52. 自然観察 / 2. grass / field_photos / 雑草、草本、花 / @カボス、東側、周囲敷地、母屋、横 / 花：ハルジオンか / N-35-35-26.46 E-139-34-48.28 / N-35-35-26.46 E-139-34-48.28</text:p>
          </table:table-cell>
          <table:table-cell table:style-name="ce25" table:number-columns-repeated="2"/>
        </table:table-row>
        <table:table-row table:style-name="ro6">
          <table:table-cell table:style-name="ce3" office:value-type="float" office:value="24">
            <text:p>24</text:p>
          </table:table-cell>
          <table:table-cell table:style-name="ce9" office:value-type="string">
            <text:p>2019-05-12_15-24-00_000.jpg</text:p>
          </table:table-cell>
          <table:table-cell office:value-type="string">
            <text:p>e# JVEMV6 52#2 / 52. 自然観察 / 2. grass / field_photos / 雑草、草本、花 / @カボス、東側、周囲敷地、母屋、横 / 花：ハルジオンか / N-35-35-26.46 E-139-34-48.28</text:p>
          </table:table-cell>
          <table:table-cell table:style-name="ce8"/>
          <table:table-cell table:formula="of:=[.F25]" office:value-type="string" office:string-value="N-35-35-26.46 E-139-34-48.28">
            <text:p>N-35-35-26.46 E-139-34-48.28</text:p>
          </table:table-cell>
          <table:table-cell office:value-type="string">
            <text:p>N-35-35-26.46 E-139-34-48.28</text:p>
          </table:table-cell>
          <table:table-cell table:formula="of:=IF([.E25]=&quot;&quot;;[.C25];CONCATENATE([.C25];&quot; / &quot;;[.E25]))" office:value-type="string" office:string-value="e# JVEMV6 52#2 / 52. 自然観察 / 2. grass / field_photos / 雑草、草本、花 / @カボス、東側、周囲敷地、母屋、横 / 花：ハルジオンか / N-35-35-26.46 E-139-34-48.28 / N-35-35-26.46 E-139-34-48.28">
            <text:p>e# JVEMV6 52#2 / 52. 自然観察 / 2. grass / field_photos / 雑草、草本、花 / @カボス、東側、周囲敷地、母屋、横 / 花：ハルジオンか / N-35-35-26.46 E-139-34-48.28 / N-35-35-26.46 E-139-34-48.28</text:p>
          </table:table-cell>
          <table:table-cell table:style-name="ce25" table:number-columns-repeated="2"/>
        </table:table-row>
        <table:table-row table:style-name="ro6">
          <table:table-cell table:style-name="ce3" office:value-type="float" office:value="25">
            <text:p>25</text:p>
          </table:table-cell>
          <table:table-cell table:style-name="ce12" office:value-type="string">
            <text:p>2019-05-12_15-24-03_000.jpg</text:p>
          </table:table-cell>
          <table:table-cell office:value-type="string">
            <text:p>e# JVEMV6 52#2 / 52. 自然観察 / 2. grass / field_photos / 雑草、草本、花 / @カボス、東側、周囲敷地、母屋、横 / 花：ハルジオンか / N-35-35-26.49 E-139-34-48.34</text:p>
          </table:table-cell>
          <table:table-cell table:style-name="ce8"/>
          <table:table-cell table:formula="of:=[.F26]" office:value-type="string" office:string-value="N-35-35-26.49 E-139-34-48.34">
            <text:p>N-35-35-26.49 E-139-34-48.34</text:p>
          </table:table-cell>
          <table:table-cell office:value-type="string">
            <text:p>N-35-35-26.49 E-139-34-48.34</text:p>
          </table:table-cell>
          <table:table-cell table:formula="of:=IF([.E26]=&quot;&quot;;[.C26];CONCATENATE([.C26];&quot; / &quot;;[.E26]))" office:value-type="string" office:string-value="e# JVEMV6 52#2 / 52. 自然観察 / 2. grass / field_photos / 雑草、草本、花 / @カボス、東側、周囲敷地、母屋、横 / 花：ハルジオンか / N-35-35-26.49 E-139-34-48.34 / N-35-35-26.49 E-139-34-48.34">
            <text:p>e# JVEMV6 52#2 / 52. 自然観察 / 2. grass / field_photos / 雑草、草本、花 / @カボス、東側、周囲敷地、母屋、横 / 花：ハルジオンか / N-35-35-26.49 E-139-34-48.34 / N-35-35-26.49 E-139-34-48.34</text:p>
          </table:table-cell>
          <table:table-cell table:style-name="ce25" table:number-columns-repeated="2"/>
        </table:table-row>
        <table:table-row table:style-name="ro5">
          <table:table-cell table:style-name="ce3" office:value-type="float" office:value="26">
            <text:p>26</text:p>
          </table:table-cell>
          <table:table-cell table:style-name="ce8" office:value-type="string">
            <text:p>2019-05-12_15-24-06_000.jpg</text:p>
          </table:table-cell>
          <table:table-cell office:value-type="string">
            <text:p>e# JVEMV6 52#2 / 52. 自然観察 / 2. grass / field_photos / 雑草、草本、花 / @カボス、東側、周囲敷地、母屋、横 / 花：ハルジオンか / N-35-35-26.49 E-139-34-48.34</text:p>
          </table:table-cell>
          <table:table-cell table:style-name="ce8"/>
          <table:table-cell table:formula="of:=[.F27]" office:value-type="string" office:string-value="N-35-35-26.49 E-139-34-48.34">
            <text:p>N-35-35-26.49 E-139-34-48.34</text:p>
          </table:table-cell>
          <table:table-cell office:value-type="string">
            <text:p>N-35-35-26.49 E-139-34-48.34</text:p>
          </table:table-cell>
          <table:table-cell table:formula="of:=IF([.E27]=&quot;&quot;;[.C27];CONCATENATE([.C27];&quot; / &quot;;[.E27]))" office:value-type="string" office:string-value="e# JVEMV6 52#2 / 52. 自然観察 / 2. grass / field_photos / 雑草、草本、花 / @カボス、東側、周囲敷地、母屋、横 / 花：ハルジオンか / N-35-35-26.49 E-139-34-48.34 / N-35-35-26.49 E-139-34-48.34">
            <text:p>e# JVEMV6 52#2 / 52. 自然観察 / 2. grass / field_photos / 雑草、草本、花 / @カボス、東側、周囲敷地、母屋、横 / 花：ハルジオンか / N-35-35-26.49 E-139-34-48.34 / N-35-35-26.49 E-139-34-48.34</text:p>
          </table:table-cell>
          <table:table-cell table:style-name="ce25" table:number-columns-repeated="2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8" office:value-type="string">
            <text:p>2019-05-12_15-24-14_000.jpg</text:p>
          </table:table-cell>
          <table:table-cell office:value-type="string">
            <text:p>e# JVEMV6 52#2 / 52. 自然観察 / 2. grass / field_photos / 雑草、草本、花 / @カボス、東側、周囲敷地、母屋、横 / 花：ハルジオンか / N-35-35-26.49 E-139-34-48.34</text:p>
          </table:table-cell>
          <table:table-cell table:style-name="ce8"/>
          <table:table-cell table:formula="of:=[.F28]" office:value-type="string" office:string-value="N-35-35-26.49 E-139-34-48.34">
            <text:p>N-35-35-26.49 E-139-34-48.34</text:p>
          </table:table-cell>
          <table:table-cell office:value-type="string">
            <text:p>N-35-35-26.49 E-139-34-48.34</text:p>
          </table:table-cell>
          <table:table-cell table:formula="of:=IF([.E28]=&quot;&quot;;[.C28];CONCATENATE([.C28];&quot; / &quot;;[.E28]))" office:value-type="string" office:string-value="e# JVEMV6 52#2 / 52. 自然観察 / 2. grass / field_photos / 雑草、草本、花 / @カボス、東側、周囲敷地、母屋、横 / 花：ハルジオンか / N-35-35-26.49 E-139-34-48.34 / N-35-35-26.49 E-139-34-48.34">
            <text:p>e# JVEMV6 52#2 / 52. 自然観察 / 2. grass / field_photos / 雑草、草本、花 / @カボス、東側、周囲敷地、母屋、横 / 花：ハルジオンか / N-35-35-26.49 E-139-34-48.34 / N-35-35-26.49 E-139-34-48.34</text:p>
          </table:table-cell>
          <table:table-cell table:style-name="ce25" table:number-columns-repeated="2"/>
        </table:table-row>
        <table:table-row table:style-name="ro5">
          <table:table-cell table:style-name="ce3" office:value-type="float" office:value="28">
            <text:p>28</text:p>
          </table:table-cell>
          <table:table-cell table:style-name="ce8" office:value-type="string">
            <text:p>2019-05-12_15-24-29_000.jpg</text:p>
          </table:table-cell>
          <table:table-cell office:value-type="string">
            <text:p>e# JVEMV6 52#2 / 52. 自然観察 / 2. grass / field_photos / 雑草、草本、花 / @カボス、東側、周囲敷地、母屋、横 / 花：ハルジオンか / N-35-35-26.49 E-139-34-48.34</text:p>
          </table:table-cell>
          <table:table-cell table:style-name="ce8"/>
          <table:table-cell table:formula="of:=[.F29]" office:value-type="string" office:string-value="N-35-35-26.49 E-139-34-48.34">
            <text:p>N-35-35-26.49 E-139-34-48.34</text:p>
          </table:table-cell>
          <table:table-cell office:value-type="string">
            <text:p>N-35-35-26.49 E-139-34-48.34</text:p>
          </table:table-cell>
          <table:table-cell table:formula="of:=IF([.E29]=&quot;&quot;;[.C29];CONCATENATE([.C29];&quot; / &quot;;[.E29]))" office:value-type="string" office:string-value="e# JVEMV6 52#2 / 52. 自然観察 / 2. grass / field_photos / 雑草、草本、花 / @カボス、東側、周囲敷地、母屋、横 / 花：ハルジオンか / N-35-35-26.49 E-139-34-48.34 / N-35-35-26.49 E-139-34-48.34">
            <text:p>e# JVEMV6 52#2 / 52. 自然観察 / 2. grass / field_photos / 雑草、草本、花 / @カボス、東側、周囲敷地、母屋、横 / 花：ハルジオンか / N-35-35-26.49 E-139-34-48.34 / N-35-35-26.49 E-139-34-48.34</text:p>
          </table:table-cell>
          <table:table-cell table:style-name="ce25" table:number-columns-repeated="2"/>
        </table:table-row>
        <table:table-row table:style-name="ro5">
          <table:table-cell table:style-name="ce3" office:value-type="float" office:value="29">
            <text:p>29</text:p>
          </table:table-cell>
          <table:table-cell table:style-name="ce8" office:value-type="string">
            <text:p>2019-05-12_15-24-47_000.jpg</text:p>
          </table:table-cell>
          <table:table-cell office:value-type="string">
            <text:p>e# JVEMV6 52#2 / 52. 自然観察 / 2. grass / field_photos / 雑草、草本、花 / @カボス、東側、周囲敷地、母屋、横 / 花：ハルジオンか / N-35-35-26.55 E-139-34-48.23</text:p>
          </table:table-cell>
          <table:table-cell table:style-name="ce8"/>
          <table:table-cell table:formula="of:=[.F30]" office:value-type="string" office:string-value="N-35-35-26.55 E-139-34-48.23">
            <text:p>N-35-35-26.55 E-139-34-48.23</text:p>
          </table:table-cell>
          <table:table-cell office:value-type="string">
            <text:p>N-35-35-26.55 E-139-34-48.23</text:p>
          </table:table-cell>
          <table:table-cell table:formula="of:=IF([.E30]=&quot;&quot;;[.C30];CONCATENATE([.C30];&quot; / &quot;;[.E30]))" office:value-type="string" office:string-value="e# JVEMV6 52#2 / 52. 自然観察 / 2. grass / field_photos / 雑草、草本、花 / @カボス、東側、周囲敷地、母屋、横 / 花：ハルジオンか / N-35-35-26.55 E-139-34-48.23 / N-35-35-26.55 E-139-34-48.23">
            <text:p>e# JVEMV6 52#2 / 52. 自然観察 / 2. grass / field_photos / 雑草、草本、花 / @カボス、東側、周囲敷地、母屋、横 / 花：ハルジオンか / N-35-35-26.55 E-139-34-48.23 / N-35-35-26.55 E-139-34-48.23</text:p>
          </table:table-cell>
          <table:table-cell table:style-name="ce25" table:number-columns-repeated="2"/>
        </table:table-row>
        <table:table-row table:style-name="ro7">
          <table:table-cell table:style-name="ce3" office:value-type="float" office:value="30">
            <text:p>30</text:p>
          </table:table-cell>
          <table:table-cell table:style-name="ce8" office:value-type="string">
            <text:p>2019-05-12_17-24-55_000.jpg</text:p>
          </table:table-cell>
          <table:table-cell table:style-name="ce9" office:value-type="string">
            <text:p>:m 東和 PHOTO / 資料 / 洗濯したものをハンガーから下ろしたところ / 洗濯するもの</text:p>
          </table:table-cell>
          <table:table-cell table:style-name="ce8"/>
          <table:table-cell/>
          <table:table-cell office:value-type="string">
            <text:p>N-35-35-28.66 E-139-34-49.93</text:p>
          </table:table-cell>
          <table:table-cell table:formula="of:=IF([.E31]=&quot;&quot;;[.C31];CONCATENATE([.C31];&quot; / &quot;;[.E31]))" office:value-type="string" office:string-value=":m 東和 PHOTO / 資料 / 洗濯したものをハンガーから下ろしたところ / 洗濯するもの">
            <text:p>:m 東和 PHOTO / 資料 / 洗濯したものをハンガーから下ろしたところ / 洗濯するもの</text:p>
          </table:table-cell>
          <table:table-cell table:style-name="ce25" table:number-columns-repeated="2"/>
        </table:table-row>
        <table:table-row table:style-name="ro7">
          <table:table-cell table:style-name="ce3" office:value-type="float" office:value="31">
            <text:p>31</text:p>
          </table:table-cell>
          <table:table-cell table:style-name="ce8" office:value-type="string">
            <text:p>2019-05-12_17-25-00_000.jpg</text:p>
          </table:table-cell>
          <table:table-cell table:style-name="ce9" office:value-type="string">
            <text:p>:m 東和 PHOTO / 資料 / 洗濯したものをハンガーから下ろしたところ / 洗濯するもの</text:p>
          </table:table-cell>
          <table:table-cell table:style-name="ce8"/>
          <table:table-cell/>
          <table:table-cell office:value-type="string">
            <text:p>N-35-35-28.66 E-139-34-49.93</text:p>
          </table:table-cell>
          <table:table-cell table:formula="of:=IF([.E32]=&quot;&quot;;[.C32];CONCATENATE([.C32];&quot; / &quot;;[.E32]))" office:value-type="string" office:string-value=":m 東和 PHOTO / 資料 / 洗濯したものをハンガーから下ろしたところ / 洗濯するもの">
            <text:p>:m 東和 PHOTO / 資料 / 洗濯したものをハンガーから下ろしたところ / 洗濯するもの</text:p>
          </table:table-cell>
          <table:table-cell table:style-name="ce25" table:number-columns-repeated="2"/>
        </table:table-row>
        <table:table-row table:style-name="ro8">
          <table:table-cell table:style-name="ce3" office:value-type="float" office:value="32">
            <text:p>32</text:p>
          </table:table-cell>
          <table:table-cell table:style-name="ce8" office:value-type="string">
            <text:p>2019-05-12_18-39-26_000.jpg</text:p>
          </table:table-cell>
          <table:table-cell table:style-name="ce9" office:value-type="string">
            <text:p>:m music / log / kb / s.1:N,free,k.B,R=1,harmony+jump-discrete~R:1-4-7 s.2:play,tech,id=T.1,block-1(3~var:RH:staccato,R=2 s.3:play,res,id=Y7TS,block-1(1 s.4:play,res,id=Y7TS,bloc-2(1(N),block-2(2(N),R=3,R=4</text:p>
          </table:table-cell>
          <table:table-cell table:style-name="ce8"/>
          <table:table-cell/>
          <table:table-cell office:value-type="string">
            <text:p>N-35-35-28.85 E-139-34-49.38</text:p>
          </table:table-cell>
          <table:table-cell table:formula="of:=IF([.E33]=&quot;&quot;;[.C33];CONCATENATE([.C33];&quot; / &quot;;[.E33]))" office:value-type="string" office:string-value=":m music / log / kb / s.1:N,free,k.B,R=1,harmony+jump-discrete~R:1-4-7 s.2:play,tech,id=T.1,block-1(3~var:RH:staccato,R=2 s.3:play,res,id=Y7TS,block-1(1 s.4:play,res,id=Y7TS,bloc-2(1(N),block-2(2(N),R=3,R=4">
            <text:p>:m music / log / kb / s.1:N,free,k.B,R=1,harmony+jump-discrete~R:1-4-7 s.2:play,tech,id=T.1,block-1(3~var:RH:staccato,R=2 s.3:play,res,id=Y7TS,block-1(1 s.4:play,res,id=Y7TS,bloc-2(1(N),block-2(2(N),R=3,R=4</text:p>
          </table:table-cell>
          <table:table-cell table:style-name="ce25" table:number-columns-repeated="2"/>
        </table:table-row>
        <table:table-row table:style-name="ro9">
          <table:table-cell table:style-name="ce3" office:value-type="float" office:value="33">
            <text:p>33</text:p>
          </table:table-cell>
          <table:table-cell table:style-name="ce8" office:value-type="string">
            <text:p>2019-05-12_18-39-50_000.jpg</text:p>
          </table:table-cell>
          <table:table-cell table:style-name="ce10" office:value-type="string">
            <text:p>:m music / log / kb / score / free / id=Y7TS / page.1 / block-2(1):feature-1,R=3,k.A,res+ block-2(2:TR,jump-octave~R,R=4</text:p>
          </table:table-cell>
          <table:table-cell table:style-name="ce8"/>
          <table:table-cell/>
          <table:table-cell office:value-type="string">
            <text:p>N-35-35-28.38 E-139-34-49.16</text:p>
          </table:table-cell>
          <table:table-cell table:formula="of:=IF([.E34]=&quot;&quot;;[.C34];CONCATENATE([.C34];&quot; / &quot;;[.E34]))" office:value-type="string" office:string-value=":m music / log / kb / score / free / id=Y7TS / page.1 / block-2(1):feature-1,R=3,k.A,res+ block-2(2:TR,jump-octave~R,R=4">
            <text:p>:m music / log / kb / score / free / id=Y7TS / page.1 / block-2(1):feature-1,R=3,k.A,res+ block-2(2:TR,jump-octave~R,R=4</text:p>
          </table:table-cell>
          <table:table-cell table:style-name="ce25" table:number-columns-repeated="2"/>
        </table:table-row>
        <table:table-row table:style-name="ro6">
          <table:table-cell table:style-name="ce3" office:value-type="float" office:value="34">
            <text:p>34</text:p>
          </table:table-cell>
          <table:table-cell table:style-name="ce9" office:value-type="string">
            <text:p>2019-05-12_20-15-45_000.jpg</text:p>
          </table:table-cell>
          <table:table-cell table:style-name="ce11" office:value-type="string">
            <text:p>:m 食べた物</text:p>
          </table:table-cell>
          <table:table-cell table:style-name="ce8"/>
          <table:table-cell/>
          <table:table-cell office:value-type="string">
            <text:p>N-35-35-28.44 E-139-34-49.49</text:p>
          </table:table-cell>
          <table:table-cell table:formula="of:=IF([.E35]=&quot;&quot;;[.C35];CONCATENATE([.C35];&quot; / &quot;;[.E35]))" office:value-type="string" office:string-value=":m 食べた物">
            <text:p>:m 食べた物</text:p>
          </table:table-cell>
          <table:table-cell table:style-name="ce25" table:number-columns-repeated="2"/>
        </table:table-row>
        <table:table-row table:style-name="ro10">
          <table:table-cell table:style-name="ce3" office:value-type="float" office:value="35">
            <text:p>35</text:p>
          </table:table-cell>
          <table:table-cell table:style-name="ce9" office:value-type="string">
            <text:p>2019-05-13_01-27-36_000.jpg</text:p>
          </table:table-cell>
          <table:table-cell table:style-name="ce10" office:value-type="string">
            <text:p>:m other / log / 寝る前　ウェブ閲覧　記録　（for オナニー） / 未了 </text:p>
          </table:table-cell>
          <table:table-cell table:style-name="ce8"/>
          <table:table-cell/>
          <table:table-cell office:value-type="string">
            <text:p>N-35-35-28.68 E-139-34-49.27</text:p>
          </table:table-cell>
          <table:table-cell table:formula="of:=IF([.E36]=&quot;&quot;;[.C36];CONCATENATE([.C36];&quot; / &quot;;[.E3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25" table:number-columns-repeated="2"/>
        </table:table-row>
        <table:table-row table:style-name="ro6">
          <table:table-cell table:style-name="ce3" office:value-type="float" office:value="36">
            <text:p>36</text:p>
          </table:table-cell>
          <table:table-cell table:style-name="ce12" office:value-type="string">
            <text:p>2019-05-13_05-53-48_000.jpg</text:p>
          </table:table-cell>
          <table:table-cell table:style-name="ce11" office:value-type="string">
            <text:p>:m :PHOTO 起きた時刻 / 2019</text:p>
          </table:table-cell>
          <table:table-cell table:style-name="ce8"/>
          <table:table-cell/>
          <table:table-cell office:value-type="string">
            <text:p>N-35-35-28.5 E-139-34-49.93</text:p>
          </table:table-cell>
          <table:table-cell table:formula="of:=IF([.E37]=&quot;&quot;;[.C37];CONCATENATE([.C37];&quot; / &quot;;[.E37]))" office:value-type="string" office:string-value=":m :PHOTO 起きた時刻 / 2019">
            <text:p>:m :PHOTO 起きた時刻 / 2019</text:p>
          </table:table-cell>
          <table:table-cell table:style-name="ce25" table:number-columns-repeated="2"/>
        </table:table-row>
        <table:table-row table:style-name="ro11">
          <table:table-cell table:style-name="ce3" office:value-type="float" office:value="37">
            <text:p>37</text:p>
          </table:table-cell>
          <table:table-cell table:style-name="ce8" office:value-type="string">
            <text:p>2019-05-13_06-21-45_000.jpg</text:p>
          </table:table-cell>
          <table:table-cell table:style-name="ce9" office:value-type="string">
            <text:p>:tome/ (J*) / そこから、もう離れるな。落書きの世界から</text:p>
          </table:table-cell>
          <table:table-cell table:style-name="ce8"/>
          <table:table-cell/>
          <table:table-cell office:value-type="string">
            <text:p>N-35-35-28.48 E-139-34-49.71</text:p>
          </table:table-cell>
          <table:table-cell table:formula="of:=IF([.E38]=&quot;&quot;;[.C38];CONCATENATE([.C38];&quot; / &quot;;[.E38]))" office:value-type="string" office:string-value=":tome/ (J*) / そこから、もう離れるな。落書きの世界から">
            <text:p>:tome/ (J*) / そこから、もう離れるな。落書きの世界から</text:p>
          </table:table-cell>
          <table:table-cell table:style-name="ce25" table:number-columns-repeated="2"/>
        </table:table-row>
        <table:table-row table:style-name="ro12">
          <table:table-cell table:style-name="ce3" office:value-type="float" office:value="38">
            <text:p>38</text:p>
          </table:table-cell>
          <table:table-cell table:style-name="ce8" office:value-type="string">
            <text:p>2019-05-13_06-22-29_000.jpg</text:p>
          </table:table-cell>
          <table:table-cell table:style-name="ce9" office:value-type="string">
            <text:p>:m 東和 PHOTO / 190511sa / 武蔵関駅 / 田中様邸新築 / １名 / 佐藤工業（大東建託） / 日誌</text:p>
          </table:table-cell>
          <table:table-cell table:style-name="ce8"/>
          <table:table-cell/>
          <table:table-cell office:value-type="string">
            <text:p>N-35-35-28.46 E-139-34-49.11</text:p>
          </table:table-cell>
          <table:table-cell table:formula="of:=IF([.E39]=&quot;&quot;;[.C39];CONCATENATE([.C39];&quot; / &quot;;[.E39]))" office:value-type="string" office:string-value=":m 東和 PHOTO / 190511sa / 武蔵関駅 / 田中様邸新築 / １名 / 佐藤工業（大東建託） / 日誌">
            <text:p>:m 東和 PHOTO / 190511sa / 武蔵関駅 / 田中様邸新築 / １名 / 佐藤工業（大東建託） / 日誌</text:p>
          </table:table-cell>
          <table:table-cell table:style-name="ce25" table:number-columns-repeated="2"/>
        </table:table-row>
        <table:table-row table:style-name="ro6">
          <table:table-cell table:style-name="ce3" office:value-type="float" office:value="39">
            <text:p>39</text:p>
          </table:table-cell>
          <table:table-cell table:style-name="ce8" office:value-type="string">
            <text:p>2019-05-13_06-22-49_000.jpg</text:p>
          </table:table-cell>
          <table:table-cell table:style-name="ce9" office:value-type="string">
            <text:p>:i FX / coding / open-closeとhigh-lowとの比</text:p>
          </table:table-cell>
          <table:table-cell table:style-name="ce8"/>
          <table:table-cell/>
          <table:table-cell office:value-type="string">
            <text:p>N-35-35-28.56 E-139-34-49.22</text:p>
          </table:table-cell>
          <table:table-cell table:formula="of:=IF([.E40]=&quot;&quot;;[.C40];CONCATENATE([.C40];&quot; / &quot;;[.E40]))" office:value-type="string" office:string-value=":i FX / coding / open-closeとhigh-lowとの比">
            <text:p>:i FX / coding / open-closeとhigh-lowとの比</text:p>
          </table:table-cell>
          <table:table-cell table:style-name="ce25" table:number-columns-repeated="2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8" office:value-type="string">
            <text:p>2019-05-13_06-23-07_000.jpg</text:p>
          </table:table-cell>
          <table:table-cell office:value-type="string">
            <text:p>:m :th / 「恋愛の歌」は、信じきれないところがある</text:p>
          </table:table-cell>
          <table:table-cell table:style-name="ce8"/>
          <table:table-cell/>
          <table:table-cell office:value-type="string">
            <text:p>N-35-35-28.42 E-139-34-49.16</text:p>
          </table:table-cell>
          <table:table-cell table:formula="of:=IF([.E41]=&quot;&quot;;[.C41];CONCATENATE([.C41];&quot; / &quot;;[.E41]))" office:value-type="string" office:string-value=":m :th / 「恋愛の歌」は、信じきれないところがある">
            <text:p>:m :th / 「恋愛の歌」は、信じきれないところがある</text:p>
          </table:table-cell>
          <table:table-cell table:style-name="ce25" table:number-columns-repeated="2"/>
        </table:table-row>
        <table:table-row table:style-name="ro11">
          <table:table-cell table:style-name="ce3" office:value-type="float" office:value="41">
            <text:p>41</text:p>
          </table:table-cell>
          <table:table-cell table:style-name="ce8" office:value-type="string">
            <text:p>2019-05-13_06-23-29_000.jpg</text:p>
          </table:table-cell>
          <table:table-cell table:style-name="ce9" office:value-type="string">
            <text:p>:tome/ (J*) / 切実なものに取り組む。掘り下げる、どこまでも</text:p>
          </table:table-cell>
          <table:table-cell table:style-name="ce8"/>
          <table:table-cell/>
          <table:table-cell office:value-type="string">
            <text:p>N-35-35-28.44 E-139-34-49.27</text:p>
          </table:table-cell>
          <table:table-cell table:formula="of:=IF([.E42]=&quot;&quot;;[.C42];CONCATENATE([.C42];&quot; / &quot;;[.E42]))" office:value-type="string" office:string-value=":tome/ (J*) / 切実なものに取り組む。掘り下げる、どこまでも">
            <text:p>:tome/ (J*) / 切実なものに取り組む。掘り下げる、どこまでも</text:p>
          </table:table-cell>
          <table:table-cell table:style-name="ce25" table:number-columns-repeated="2"/>
        </table:table-row>
        <table:table-row table:style-name="ro6">
          <table:table-cell table:style-name="ce3" office:value-type="float" office:value="42">
            <text:p>42</text:p>
          </table:table-cell>
          <table:table-cell table:style-name="ce9" office:value-type="string">
            <text:p>2019-05-13_06-23-42_000.jpg</text:p>
          </table:table-cell>
          <table:table-cell office:value-type="string">
            <text:p>:m :th / 俺には、未来しかない</text:p>
          </table:table-cell>
          <table:table-cell table:style-name="ce8"/>
          <table:table-cell/>
          <table:table-cell office:value-type="string">
            <text:p>N-35-35-28.44 E-139-34-49.22</text:p>
          </table:table-cell>
          <table:table-cell table:formula="of:=IF([.E43]=&quot;&quot;;[.C43];CONCATENATE([.C43];&quot; / &quot;;[.E43]))" office:value-type="string" office:string-value=":m :th / 俺には、未来しかない">
            <text:p>:m :th / 俺には、未来しかない</text:p>
          </table:table-cell>
          <table:table-cell table:style-name="ce25" table:number-columns-repeated="2"/>
        </table:table-row>
        <table:table-row table:style-name="ro6">
          <table:table-cell table:style-name="ce3" office:value-type="float" office:value="43">
            <text:p>43</text:p>
          </table:table-cell>
          <table:table-cell table:style-name="ce9" office:value-type="string">
            <text:p>2019-05-13_06-24-01_000.jpg</text:p>
          </table:table-cell>
          <table:table-cell table:style-name="ce9" office:value-type="string">
            <text:p>:m :? 1*1 / math / 四元数 / <text:s/>q_-1pq=1の条件</text:p>
          </table:table-cell>
          <table:table-cell table:style-name="ce8"/>
          <table:table-cell/>
          <table:table-cell office:value-type="string">
            <text:p>N-35-35-28.48 E-139-34-49.22</text:p>
          </table:table-cell>
          <table:table-cell table:formula="of:=IF([.E44]=&quot;&quot;;[.C44];CONCATENATE([.C44];&quot; / &quot;;[.E44]))" office:value-type="string" office:string-value=":m :? 1*1 / math / 四元数 /  q_-1pq=1の条件">
            <text:p>:m :? 1*1 / math / 四元数 / <text:s/>q_-1pq=1の条件</text:p>
          </table:table-cell>
          <table:table-cell table:style-name="ce25" table:number-columns-repeated="2"/>
        </table:table-row>
        <table:table-row table:style-name="ro6">
          <table:table-cell table:style-name="ce3" office:value-type="float" office:value="44">
            <text:p>44</text:p>
          </table:table-cell>
          <table:table-cell table:style-name="ce9" office:value-type="string">
            <text:p>2019-05-13_06-24-48_000.jpg</text:p>
          </table:table-cell>
          <table:table-cell table:style-name="ce9" office:value-type="string">
            <text:p>:m 1-2*3 RES / 245 / 『四元数』　今野紀雄 / p.23</text:p>
          </table:table-cell>
          <table:table-cell table:style-name="ce8"/>
          <table:table-cell/>
          <table:table-cell office:value-type="string">
            <text:p>N-35-35-28.48 E-139-34-49.22</text:p>
          </table:table-cell>
          <table:table-cell table:formula="of:=IF([.E45]=&quot;&quot;;[.C45];CONCATENATE([.C45];&quot; / &quot;;[.E45]))" office:value-type="string" office:string-value=":m 1-2*3 RES / 245 / 『四元数』　今野紀雄 / p.23">
            <text:p>:m 1-2*3 RES / 245 / 『四元数』　今野紀雄 / p.23</text:p>
          </table:table-cell>
          <table:table-cell table:style-name="ce25" table:number-columns-repeated="2"/>
        </table:table-row>
        <table:table-row table:style-name="ro6">
          <table:table-cell table:style-name="ce3" office:value-type="float" office:value="45">
            <text:p>45</text:p>
          </table:table-cell>
          <table:table-cell table:style-name="ce12" office:value-type="string">
            <text:p>2019-05-13_06-25-06_000.jpg</text:p>
          </table:table-cell>
          <table:table-cell table:style-name="ce9" office:value-type="string">
            <text:p>:m 3*3 RES / 245 / 『四元数』　今野紀雄 / p.23</text:p>
          </table:table-cell>
          <table:table-cell table:style-name="ce8"/>
          <table:table-cell/>
          <table:table-cell office:value-type="string">
            <text:p>N-35-35-28.48 E-139-34-49.22</text:p>
          </table:table-cell>
          <table:table-cell table:formula="of:=IF([.E46]=&quot;&quot;;[.C46];CONCATENATE([.C46];&quot; / &quot;;[.E46]))" office:value-type="string" office:string-value=":m 3*3 RES / 245 / 『四元数』　今野紀雄 / p.23">
            <text:p>:m 3*3 RES / 245 / 『四元数』　今野紀雄 / p.23</text:p>
          </table:table-cell>
          <table:table-cell table:style-name="ce25" table:number-columns-repeated="2"/>
        </table:table-row>
        <table:table-row table:style-name="ro5">
          <table:table-cell table:style-name="ce3" office:value-type="float" office:value="46">
            <text:p>46</text:p>
          </table:table-cell>
          <table:table-cell table:style-name="ce8" office:value-type="string">
            <text:p>2019-05-13_06-25-29_000.jpg</text:p>
          </table:table-cell>
          <table:table-cell office:value-type="string">
            <text:p>:m :lets / action activity / やること / デッサン / 見返して、そのデッサンを見ながら、またデッサンを描く</text:p>
          </table:table-cell>
          <table:table-cell table:style-name="ce8"/>
          <table:table-cell/>
          <table:table-cell office:value-type="string">
            <text:p>N-35-35-28.48 E-139-34-49.22</text:p>
          </table:table-cell>
          <table:table-cell table:formula="of:=IF([.E47]=&quot;&quot;;[.C47];CONCATENATE([.C47];&quot; / &quot;;[.E47]))" office:value-type="string" office:string-value=":m :lets / action activity / やること / デッサン / 見返して、そのデッサンを見ながら、またデッサンを描く">
            <text:p>:m :lets / action activity / やること / デッサン / 見返して、そのデッサンを見ながら、またデッサンを描く</text:p>
          </table:table-cell>
          <table:table-cell table:style-name="ce25" table:number-columns-repeated="2"/>
        </table:table-row>
        <table:table-row table:style-name="ro13">
          <table:table-cell table:style-name="ce3" office:value-type="float" office:value="47">
            <text:p>47</text:p>
          </table:table-cell>
          <table:table-cell table:style-name="ce8" office:value-type="string">
            <text:p>2019-05-13_06-26-20_000.jpg</text:p>
          </table:table-cell>
          <table:table-cell table:style-name="ce9" office:value-type="string">
            <text:p>:m art / dessin / D-17 8# / des.アベリア：葉、茎；オオカマキリ；アブラゼミ：羽</text:p>
          </table:table-cell>
          <table:table-cell table:style-name="ce8"/>
          <table:table-cell/>
          <table:table-cell office:value-type="string">
            <text:p>N-35-35-28.48 E-139-34-49.22</text:p>
          </table:table-cell>
          <table:table-cell table:formula="of:=IF([.E48]=&quot;&quot;;[.C48];CONCATENATE([.C48];&quot; / &quot;;[.E48]))" office:value-type="string" office:string-value=":m art / dessin / D-17 8# / des.アベリア：葉、茎；オオカマキリ；アブラゼミ：羽">
            <text:p>:m art / dessin / D-17 8# / des.アベリア：葉、茎；オオカマキリ；アブラゼミ：羽</text:p>
          </table:table-cell>
          <table:table-cell table:style-name="ce25" table:number-columns-repeated="2"/>
        </table:table-row>
        <table:table-row table:style-name="ro14">
          <table:table-cell table:style-name="ce3" office:value-type="float" office:value="48">
            <text:p>48</text:p>
          </table:table-cell>
          <table:table-cell table:style-name="ce8" office:value-type="string">
            <text:p>2019-05-13_06-27-12_000.jpg</text:p>
          </table:table-cell>
          <table:table-cell table:style-name="ce9" office:value-type="string">
            <text:p>:m art / dessin / D-17 8# / des.落書き.木の枝に止まり歌う鳥；オオカマキリ；カメムシ；オオカマキリ；ハルジオン；鳥：飛び立ったところ</text:p>
          </table:table-cell>
          <table:table-cell table:style-name="ce8"/>
          <table:table-cell/>
          <table:table-cell office:value-type="string">
            <text:p>N-35-35-28.61 E-139-34-49.32</text:p>
          </table:table-cell>
          <table:table-cell table:formula="of:=IF([.E49]=&quot;&quot;;[.C49];CONCATENATE([.C49];&quot; / &quot;;[.E49]))" office:value-type="string" office:string-value=":m art / dessin / D-17 8# / des.落書き.木の枝に止まり歌う鳥；オオカマキリ；カメムシ；オオカマキリ；ハルジオン；鳥：飛び立ったところ">
            <text:p>:m art / dessin / D-17 8# / des.落書き.木の枝に止まり歌う鳥；オオカマキリ；カメムシ；オオカマキリ；ハルジオン；鳥：飛び立ったところ</text:p>
          </table:table-cell>
          <table:table-cell table:style-name="ce25" table:number-columns-repeated="2"/>
        </table:table-row>
        <table:table-row table:style-name="ro13">
          <table:table-cell table:style-name="ce3" office:value-type="float" office:value="49">
            <text:p>49</text:p>
          </table:table-cell>
          <table:table-cell table:style-name="ce8" office:value-type="string">
            <text:p>2019-05-13_06-27-34_000.jpg</text:p>
          </table:table-cell>
          <table:table-cell table:style-name="ce9" office:value-type="string">
            <text:p>:m art / dessin / D-17 8# / des.紫色の花：東急ショッピングパーク、北側</text:p>
          </table:table-cell>
          <table:table-cell table:style-name="ce8"/>
          <table:table-cell/>
          <table:table-cell office:value-type="string">
            <text:p>N-35-35-28.64 E-139-34-49.38</text:p>
          </table:table-cell>
          <table:table-cell table:formula="of:=IF([.E50]=&quot;&quot;;[.C50];CONCATENATE([.C50];&quot; / &quot;;[.E50]))" office:value-type="string" office:string-value=":m art / dessin / D-17 8# / des.紫色の花：東急ショッピングパーク、北側">
            <text:p>:m art / dessin / D-17 8# / des.紫色の花：東急ショッピングパーク、北側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1 E-139-34-49.49</text:p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8 E-139-34-49.49</text:p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 E-139-34-49.38</text:p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6 E-139-34-49.32</text:p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 table:style-name="ce12"/>
          <table:table-cell table:style-name="ce8"/>
          <table:table-cell/>
          <table:table-cell office:value-type="string">
            <text:p>N-35-35-28.33 E-139-34-49.6</text:p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9.19 E-139-34-49.54</text:p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8 E-139-34-49.6</text:p>
          </table:table-cell>
          <table:table-cell table:formula="of:=IF([.E57]=&quot;&quot;;[.C57];CONCATENATE([.C57];&quot; / &quot;;[.E57]))" office:value-type="float" office:value="0">
            <text:p>0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4 E-139-34-49.6</text:p>
          </table:table-cell>
          <table:table-cell table:formula="of:=IF([.E58]=&quot;&quot;;[.C58];CONCATENATE([.C58];&quot; / &quot;;[.E58]))" office:value-type="float" office:value="0">
            <text:p>0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4 E-139-34-49.6</text:p>
          </table:table-cell>
          <table:table-cell table:formula="of:=IF([.E59]=&quot;&quot;;[.C59];CONCATENATE([.C59];&quot; / &quot;;[.E59]))" office:value-type="float" office:value="0">
            <text:p>0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57 E-139-34-49.54</text:p>
          </table:table-cell>
          <table:table-cell table:formula="of:=IF([.E60]=&quot;&quot;;[.C60];CONCATENATE([.C60];&quot; / &quot;;[.E60]))" office:value-type="float" office:value="0">
            <text:p>0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2]=&quot;&quot;;[.C62];CONCATENATE([.C62];&quot; / &quot;;[.E62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3]=&quot;&quot;;[.C63];CONCATENATE([.C63];&quot; / &quot;;[.E63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4]=&quot;&quot;;[.C64];CONCATENATE([.C64];&quot; / &quot;;[.E64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5]=&quot;&quot;;[.C65];CONCATENATE([.C65];&quot; / &quot;;[.E65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6]=&quot;&quot;;[.C66];CONCATENATE([.C66];&quot; / &quot;;[.E66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7]=&quot;&quot;;[.C67];CONCATENATE([.C67];&quot; / &quot;;[.E67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26 E-139-34-49.0</text:p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</table:table-row>
        <table:table-row table:style-name="ro15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8 E-139-34-49.38</text:p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 office:value-type="string">
            <text:p>N-35-35-28.72 E-139-34-49.71</text:p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9"/>
          <table:table-cell/>
          <table:table-cell/>
          <table:table-cell office:value-type="string">
            <text:p>N-35-35-28.44 E-139-34-49.32</text:p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15">
          <table:table-cell/>
          <table:table-cell table:style-name="ce9" table:number-columns-repeated="2"/>
          <table:table-cell/>
          <table:table-cell/>
          <table:table-cell office:value-type="string">
            <text:p>N-35-35-29.4 E-139-34-49.49</text:p>
          </table:table-cell>
          <table:table-cell table:formula="of:=IF([.E74]=&quot;&quot;;[.C72];CONCATENATE([.C72];&quot; / &quot;;[.E74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43</text:p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9"/>
          <table:table-cell/>
          <table:table-cell/>
          <table:table-cell office:value-type="string">
            <text:p>N-35-35-28.5 E-139-34-49.65</text:p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 office:value-type="string">
            <text:p>N-35-35-28.3 E-139-34-49.32</text:p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9"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16</text:p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/>
          <table:table-cell/>
          <table:table-cell/>
          <table:table-cell office:value-type="string">
            <text:p>N-35-35-28.85 E-139-34-49.22</text:p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 office:value-type="string">
            <text:p>N-35-35-28.85 E-139-34-49.22</text:p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9"/>
          <table:table-cell/>
          <table:table-cell/>
          <table:table-cell office:value-type="string">
            <text:p>N-35-35-28.86 E-139-34-49.22</text:p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9"/>
          <table:table-cell/>
          <table:table-cell/>
          <table:table-cell office:value-type="string">
            <text:p>N-35-35-28.97 E-139-34-49.32</text:p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9"/>
          <table:table-cell/>
          <table:table-cell/>
          <table:table-cell office:value-type="string">
            <text:p>N-35-35-28.89 E-139-34-49.27</text:p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 table:number-columns-repeated="3"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15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0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number-columns-repeated="2"/>
          <table:table-cell table:style-name="ce21" office:value-type="float" office:value="35">
            <text:p>35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6">
          <table:table-cell table:number-columns-repeated="2"/>
          <table:table-cell table:style-name="ce22" office:value-type="float" office:value="50">
            <text:p>50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6">
          <table:table-cell table:number-columns-repeated="2"/>
          <table:table-cell table:style-name="ce22" office:value-type="float" office:value="50">
            <text:p>5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6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50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50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50])" office:value-type="float" office:value="49">
            <text:p>49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50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50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50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50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50];[.B50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14];[.B50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0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7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 office:value-type="string">
            <text:p>*</text:p>
          </table:table-cell>
          <table:table-cell table:style-name="ce11" office:value-type="string">
            <text:p>:m :PHOTO 起きた時刻 / 2019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:PHOTO 寝た時刻 / 20190213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/>
          <table:table-cell table:style-name="ce17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0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/ daylog メモ / 19041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 office:value-type="string">
            <text:p>*</text:p>
          </table:table-cell>
          <table:table-cell table:style-name="ce1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5"/>
          <table:table-cell table:style-name="ce9" office:value-type="string">
            <text:p>:tome/ (J*) / 人がやらないものを手がける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5" office:value-type="string">
            <text:p>:m :th / 「次元」が違うんじゃない、「位相」が違う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5" office:value-type="string">
            <text:p>:m :lets / action activity / やること / 数学研究、物理研究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5" office:value-type="string">
            <text:p>:i FX / coding / gen_model_pattern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6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1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21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8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22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2019/05/13</text:date>, <text:time>08:36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5-13T08:36:27.16</dc:date>
    <dc:creator>iwabuchi ken</dc:creator>
    <meta:editing-duration>P8DT13H13M46S</meta:editing-duration>
    <meta:editing-cycles>3569</meta:editing-cycles>
    <meta:document-statistic meta:table-count="1" meta:cell-count="698" meta:object-count="0"/>
  </office:meta>
</office:document-meta>
</file>